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6pt" style:text-underline-style="solid" style:text-underline-width="auto" style:text-underline-color="font-color" fo:font-weight="bold" officeooo:rsid="00121883" officeooo:paragraph-rsid="0012188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1ccb5" officeooo:paragraph-rsid="0011ccb5"/>
    </style:style>
    <style:style style:name="P4" style:family="paragraph" style:parent-style-name="Standard">
      <style:text-properties officeooo:rsid="0011ccb5" officeooo:paragraph-rsid="00121883"/>
    </style:style>
    <style:style style:name="P5" style:family="paragraph" style:parent-style-name="Standard">
      <style:text-properties officeooo:rsid="00121883" officeooo:paragraph-rsid="00121883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font-style-asian="normal" style:text-emphasiz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1883" style:font-weight-asian="bold" style:font-weight-complex="bold"/>
    </style:style>
    <style:style style:name="T5" style:family="text">
      <style:text-properties officeooo:rsid="00121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7/03/2026</text:span></text:p>
      <text:p text:style-name="P2" loext:marker-style-name="T1"><text:span text:style-name="T2">Grupo: Rafael Araujo, Javier Jarque, Violeta Lozano y Salvador Alcalá</text:span></text:p>
      <text:p text:style-name="P3"><text:span text:style-name="T3">1.<text:tab/>Encargado de documentar las reuniones: </text:span>Salvador Alcalá</text:p>
      <text:p text:style-name="P3"/>
      <text:p text:style-name="P3"><text:span text:style-name="T3">2.<text:tab/>Coordinación semanal: S</text:span>alvador Alcalá y Rafael Araujo</text:p>
      <text:p text:style-name="P3"/>
      <text:p text:style-name="P3"><text:span text:style-name="T3">3.<text:tab/>Elaboración de Inventory: </text:span>Javier Jarque y Violeta Lozano</text:p>
      <text:p text:style-name="P3"/>
      <text:p text:style-name="P3"><text:span text:style-name="T3">4.<text:tab/>Implementación de Inventory: </text:span>Violeta Lozano</text:p>
      <text:p text:style-name="P3"/>
      <text:p text:style-name="P3"><text:span text:style-name="T3">5.<text:tab/>Implementación del nuevo Player: </text:span>Salvador Alcalá</text:p>
      <text:p text:style-name="P3"/>
      <text:p text:style-name="P3"><text:span text:style-name="T3">6.<text:tab/>Elaboración de Links: </text:span>Rafael Araujo</text:p>
      <text:p text:style-name="P3"/>
      <text:p text:style-name="P3"><text:span text:style-name="T3">7.<text:tab/></text:span><text:span text:style-name="T4">Modificaciones </text:span><text:span text:style-name="T3">en Game:</text:span> Salvador Alcalá</text:p>
      <text:p text:style-name="P3"/>
      <text:p text:style-name="P3"><text:span text:style-name="T3">8.<text:tab/>Modificaciones en Game_reader: </text:span>Salvador Alcalá</text:p>
      <text:p text:style-name="P3"/>
      <text:p text:style-name="P4"><text:span text:style-name="T3">9.<text:tab/></text:span><text:span text:style-name="T4">Modificaciones en Castle.dat: </text:span><text:span text:style-name="T5">Violeta Lozano</text:span></text:p>
      <text:p text:style-name="P4"/>
      <text:p text:style-name="P4"><text:span text:style-name="T4">10.<text:tab/>Añadir descripción a Object: </text:span><text:span text:style-name="T5">Javier Jarque</text:span></text:p>
      <text:p text:style-name="P4"/>
      <text:p text:style-name="P4"><text:span text:style-name="T4">11.<text:tab/>Comando Move e inspect: </text:span><text:span text:style-name="T5">Javier Jarque</text:span></text:p>
      <text:p text:style-name="P4"/>
      <text:p text:style-name="P4"><text:span text:style-name="T4">12.<text:tab/>Modificaciones en Graphic_engine:</text:span><text:span text:style-name="T5"> Rafael Araujo</text:span></text:p>
      <text:p text:style-name="P4"/>
      <text:p text:style-name="P5"><text:span text:style-name="T3">13.<text:tab/>logFile:</text:span> Javier Jarque</text:p>
      <text:p text:style-name="P3"/>
      <text:p text:style-name="P5"><text:span text:style-name="T3">14.<text:tab/>Modificaciones en los test previos: </text:span>Violeta Lozano</text:p>
      <text:p text:style-name="P5"/>
      <text:p text:style-name="P5"><text:span text:style-name="T3">15.<text:tab/>Prueba de proyecto completo: </text:span>Salvador Alcalá</text:p>
      <text:p text:style-name="P5"/>
      <text:p text:style-name="P5"><text:span text:style-name="T3">16.<text:tab/>Estilo y documentación: </text:span>Todos</text:p>
      <text:p text:style-name="P5"/>
      <text:p text:style-name="P5"><text:span text:style-name="T3">17.<text:tab/>Modificaciones en el Makefile: </text:span>Salvador Alcalá y Rafael Araujo</text:p>
      <text:p text:style-name="P5"/>
      <text:p text:style-name="P5"><text:span text:style-name="T3">18.<text:tab/>Revisión general: </text:span>Salvador Alcalá y Rafael Araujo</text:p>
      <text:p text:style-name="P5"/>
      <text:p text:style-name="P5"><text:span text:style-name="T3">19. <text:tab/>Adaptación de códigos previos: </text:span>Rafael Araujo</text:p>
      <text:p text:style-name="P5"/>
      <text:p text:style-name="P5"><text:span text:style-name="T3">20. <text:tab/>Depuración de errores: </text:span>Salvador Alcalá</text:p>
      <text:p text:style-name="P5"/>
      <text:p text:style-name="P5"><text:span text:style-name="T3">21.<text:tab/>Entrega: </text:span>Salvador Alcalá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3T10:27:11.649849677</meta:creation-date>
    <meta:print-date>2026-04-13T10:49:09.386782262</meta:print-date>
    <meta:printed-by>PDF files</meta:printed-by>
    <dc:date>2026-04-13T10:50:23.868484136</dc:date>
    <meta:editing-duration>PT1M14S</meta:editing-duration>
    <meta:editing-cycles>1</meta:editing-cycles>
    <meta:document-statistic meta:table-count="0" meta:image-count="0" meta:object-count="0" meta:page-count="1" meta:paragraph-count="23" meta:word-count="152" meta:character-count="1062" meta:non-whitespace-character-count="931"/>
    <meta:generator>LibreOffice/24.2.7.2$Linux_X86_64 LibreOffice_project/420$Build-2</meta:generator>
  </office:meta>
</office:document-meta>
</file>